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06pt solid #000000"/>
    </style:style>
    <style:style style:name="ce11" style:family="table-cell" style:parent-style-name="Default" style:data-style-name="N3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3" table:number-columns-repeated="6" table:default-cell-style-name="ce14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 (x*x+0*x+0)</text:p>
          </table:table-cell>
          <table:table-cell table:style-name="ce1" office:value-type="string" calcext:value-type="string">
            <text:p>CPU:</text:p>
          </table:table-cell>
          <table:table-cell table:style-name="ce12" office:value-type="float" office:value="4" calcext:value-type="float">
            <office:annotation draw:style-name="gr2" draw:text-style-name="P2" svg:width="41.86mm" svg:height="17.81mm" svg:x="121.35mm" svg:y="0mm" draw:caption-point-x="-6.1mm" draw:caption-point-y="0.1mm">
              <dc:date>2019-06-11T00:00:00</dc:date>
              <text:p text:style-name="P1"><text:span text:style-name="T1">Number of available CPUs in the test machine</text:span></text:p>
            </office:annotation>
            <text:p>4</text:p>
          </table:table-cell>
          <table:table-cell table:style-name="ce15" office:value-type="string" calcext:value-type="string" table:number-columns-spanned="5" table:number-rows-spanned="1">
            <text:p>openmp</text:p>
          </table:table-cell>
          <table:covered-table-cell table:number-columns-repeated="4" table:style-name="ce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9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4" calcext:value-type="float">
            <text:p>4</text:p>
          </table:table-cell>
          <table:table-cell table:style-name="ce6" table:formula="of:=2*[.D1]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4*[.D1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3">
            <office:annotation draw:style-name="gr3" draw:text-style-name="P2" svg:width="70.23mm" svg:height="41.51mm" svg:x="70.1mm" svg:y="9.13mm" draw:caption-point-x="0mm" draw:caption-point-y="0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209230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office:annotation draw:style-name="gr4" draw:text-style-name="P2" svg:width="48.52mm" svg:height="13.86mm" svg:x="0mm" svg:y="0mm" draw:caption-point-x="115.25mm" draw:caption-point-y="9.13mm">
              <dc:date>2019-06-11T00:00:00</dc:date>
              <text:p text:style-name="P1"><text:span text:style-name="T1">Duration in seconds running with no thread support (main thread calculates everything)</text:span></text:p>
            </office:annotation>
            <text:p>0.000000192</text:p>
          </table:table-cell>
          <table:table-cell table:style-name="ce13" office:value-type="string" calcext:value-type="string">
            <text:p>0.000011448</text:p>
          </table:table-cell>
          <table:table-cell table:style-name="ce13" office:value-type="string" calcext:value-type="string">
            <office:annotation draw:style-name="gr2" draw:text-style-name="P2" svg:width="52.26mm" svg:height="17.81mm" svg:x="0mm" svg:y="0mm" draw:caption-point-x="160.41mm" draw:caption-point-y="9.13mm">
              <dc:date>2019-06-11T00:00:00</dc:date>
              <text:p text:style-name="P1"><text:span text:style-name="T1">Duration in seconds running with 1xCPU threads</text:span></text:p>
            </office:annotation>
            <text:p>0.000147104</text:p>
          </table:table-cell>
          <table:table-cell table:style-name="ce13" office:value-type="string" calcext:value-type="string">
            <text:p>0.000345632</text:p>
          </table:table-cell>
          <table:table-cell table:style-name="ce13" office:value-type="string" calcext:value-type="string">
            <text:p>0.000449122</text:p>
          </table:table-cell>
          <table:table-cell table:style-name="ce13" office:value-type="string" calcext:value-type="string">
            <text:p>0.00059116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5" draw:text-style-name="P2" svg:width="67.9mm" svg:height="21.76mm" svg:x="0mm" svg:y="0mm" draw:caption-point-x="115.25mm" draw:caption-point-y="13.64mm">
              <dc:date>2019-06-11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office:value-type="float" office:value="0.0167714884" calcext:value-type="float">
            <text:p>0,0167714884</text:p>
          </table:table-cell>
          <table:table-cell office:value-type="float" office:value="0.001305199" calcext:value-type="float">
            <text:p>0,001305199</text:p>
          </table:table-cell>
          <table:table-cell office:value-type="float" office:value="0.000555504" calcext:value-type="float">
            <text:p>0,000555504</text:p>
          </table:table-cell>
          <table:table-cell office:value-type="float" office:value="0.0004275007" calcext:value-type="float">
            <text:p>0,0004275007</text:p>
          </table:table-cell>
          <table:table-cell office:value-type="float" office:value="0.000324785" calcext:value-type="float">
            <text:p>0,0003247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5" draw:text-style-name="P2" svg:width="67.9mm" svg:height="21.76mm" svg:x="0mm" svg:y="0mm" draw:caption-point-x="115.25mm" draw:caption-point-y="18.16mm">
              <dc:date>2019-06-11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office:value-type="float" office:value="0.0167714884" calcext:value-type="float">
            <text:p>0,0167714884</text:p>
          </table:table-cell>
          <table:table-cell office:value-type="float" office:value="0.000326299" calcext:value-type="float">
            <text:p>0,000326299</text:p>
          </table:table-cell>
          <table:table-cell office:value-type="float" office:value="0.000069438" calcext:value-type="float">
            <text:p>6,9438E-05</text:p>
          </table:table-cell>
          <table:table-cell office:value-type="float" office:value="0.000035625" calcext:value-type="float">
            <text:p>3,5625E-05</text:p>
          </table:table-cell>
          <table:table-cell office:value-type="float" office:value="0.000020299" calcext:value-type="float">
            <text:p>2,0299E-05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7" office:value-type="string" calcext:value-type="string" table:number-columns-spanned="1" table:number-rows-spanned="3">
            <text:p>152635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00519</text:p>
          </table:table-cell>
          <table:table-cell table:style-name="ce13" office:value-type="string" calcext:value-type="string">
            <text:p>0.000011562</text:p>
          </table:table-cell>
          <table:table-cell table:style-name="ce13" office:value-type="string" calcext:value-type="string">
            <text:p>0.000139517</text:p>
          </table:table-cell>
          <table:table-cell table:style-name="ce13" office:value-type="string" calcext:value-type="string">
            <text:p>0.000331938</text:p>
          </table:table-cell>
          <table:table-cell table:style-name="ce13" office:value-type="string" calcext:value-type="string">
            <text:p>0.000496977</text:p>
          </table:table-cell>
          <table:table-cell table:style-name="ce13" office:value-type="string" calcext:value-type="string">
            <text:p>0.0006259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0.044888427" calcext:value-type="float">
            <text:p>0,044888427</text:p>
          </table:table-cell>
          <table:table-cell office:value-type="float" office:value="0.003719976" calcext:value-type="float">
            <text:p>0,003719976</text:p>
          </table:table-cell>
          <table:table-cell office:value-type="float" office:value="0.001563544" calcext:value-type="float">
            <text:p>0,001563544</text:p>
          </table:table-cell>
          <table:table-cell office:value-type="float" office:value="0.001044313" calcext:value-type="float">
            <text:p>0,001044313</text:p>
          </table:table-cell>
          <table:table-cell office:value-type="float" office:value="0.000829178" calcext:value-type="float">
            <text:p>0,0008291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0.044888427" calcext:value-type="float">
            <text:p>0,044888427</text:p>
          </table:table-cell>
          <table:table-cell office:value-type="float" office:value="0.000929994" calcext:value-type="float">
            <text:p>0,000929994</text:p>
          </table:table-cell>
          <table:table-cell office:value-type="float" office:value="0.000195443" calcext:value-type="float">
            <text:p>0,000195443</text:p>
          </table:table-cell>
          <table:table-cell office:value-type="float" office:value="0.000087026" calcext:value-type="float">
            <text:p>8,7026E-05</text:p>
          </table:table-cell>
          <table:table-cell office:value-type="float" office:value="0.000051823" calcext:value-type="float">
            <text:p>5,1823E-05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style-name="ce7" office:value-type="string" calcext:value-type="string" table:number-columns-spanned="1" table:number-rows-spanned="3">
            <text:p>152063.3905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31399</text:p>
          </table:table-cell>
          <table:table-cell table:style-name="ce16" office:value-type="string" calcext:value-type="string">
            <text:p>0.000041197</text:p>
          </table:table-cell>
          <table:table-cell table:style-name="ce13" office:value-type="string" calcext:value-type="string">
            <text:p>0.000142048</text:p>
          </table:table-cell>
          <table:table-cell table:style-name="ce13" office:value-type="string" calcext:value-type="string">
            <text:p>0.000342738</text:p>
          </table:table-cell>
          <table:table-cell table:style-name="ce13" office:value-type="string" calcext:value-type="string">
            <text:p>0.000544666</text:p>
          </table:table-cell>
          <table:table-cell table:style-name="ce13" office:value-type="string" calcext:value-type="string">
            <text:p>0.0007225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0.762167148" calcext:value-type="float">
            <text:p>0,762167148</text:p>
          </table:table-cell>
          <table:table-cell office:value-type="float" office:value="0.221044998" calcext:value-type="float">
            <text:p>0,221044998</text:p>
          </table:table-cell>
          <table:table-cell office:value-type="float" office:value="0.091612251" calcext:value-type="float">
            <text:p>0,091612251</text:p>
          </table:table-cell>
          <table:table-cell office:value-type="float" office:value="0.057648173" calcext:value-type="float">
            <text:p>0,057648173</text:p>
          </table:table-cell>
          <table:table-cell office:value-type="float" office:value="0.043454493" calcext:value-type="float">
            <text:p>0,0434544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0.762167148" calcext:value-type="float">
            <text:p>0,762167148</text:p>
          </table:table-cell>
          <table:table-cell office:value-type="float" office:value="0.055261249" calcext:value-type="float">
            <text:p>0,055261249</text:p>
          </table:table-cell>
          <table:table-cell office:value-type="float" office:value="0.011451531" calcext:value-type="float">
            <text:p>0,011451531</text:p>
          </table:table-cell>
          <table:table-cell office:value-type="float" office:value="0.004804014" calcext:value-type="float">
            <text:p>0,004804014</text:p>
          </table:table-cell>
          <table:table-cell office:value-type="float" office:value="0.002715905" calcext:value-type="float">
            <text:p>0,002715905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style-name="ce7" office:value-type="string" calcext:value-type="string" table:number-columns-spanned="1" table:number-rows-spanned="3">
            <text:p>15206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35748601</text:p>
          </table:table-cell>
          <table:table-cell table:style-name="ce13" office:value-type="string" calcext:value-type="string">
            <text:p>0.032563254</text:p>
          </table:table-cell>
          <table:table-cell table:style-name="ce13" office:value-type="string" calcext:value-type="string">
            <text:p>0.019060195</text:p>
          </table:table-cell>
          <table:table-cell table:style-name="ce13" office:value-type="string" calcext:value-type="string">
            <text:p>0.012396229</text:p>
          </table:table-cell>
          <table:table-cell table:style-name="ce13" office:value-type="string" calcext:value-type="string">
            <text:p>0.011446370</text:p>
          </table:table-cell>
          <table:table-cell table:style-name="ce13" office:value-type="string" calcext:value-type="string">
            <text:p>0.0107873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1.097820292" calcext:value-type="float">
            <text:p>1,097820292</text:p>
          </table:table-cell>
          <table:table-cell office:value-type="float" office:value="1.875563235" calcext:value-type="float">
            <text:p>1,875563235</text:p>
          </table:table-cell>
          <table:table-cell office:value-type="float" office:value="2.883828703" calcext:value-type="float">
            <text:p>2,883828703</text:p>
          </table:table-cell>
          <table:table-cell office:value-type="float" office:value="3.123138689" calcext:value-type="float">
            <text:p>3,123138689</text:p>
          </table:table-cell>
          <table:table-cell office:value-type="float" office:value="3.313942166" calcext:value-type="float">
            <text:p>3,3139421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1.097820292" calcext:value-type="float">
            <text:p>1,097820292</text:p>
          </table:table-cell>
          <table:table-cell office:value-type="float" office:value="0.468890808" calcext:value-type="float">
            <text:p>0,468890808</text:p>
          </table:table-cell>
          <table:table-cell office:value-type="float" office:value="0.360478587" calcext:value-type="float">
            <text:p>0,360478587</text:p>
          </table:table-cell>
          <table:table-cell office:value-type="float" office:value="0.260261557" calcext:value-type="float">
            <text:p>0,260261557</text:p>
          </table:table-cell>
          <table:table-cell office:value-type="float" office:value="0.207121385" calcext:value-type="float">
            <text:p>0,207121385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table:style-name="ce7" office:value-type="string" calcext:value-type="string" table:number-columns-spanned="1" table:number-rows-spanned="3">
            <text:p>15206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31.96641526</text:p>
          </table:table-cell>
          <table:table-cell table:style-name="ce13" office:value-type="string" calcext:value-type="string">
            <text:p>31.80292669</text:p>
          </table:table-cell>
          <table:table-cell table:style-name="ce13" office:value-type="string" calcext:value-type="string">
            <text:p>10.06142020</text:p>
          </table:table-cell>
          <table:table-cell table:style-name="ce13" office:value-type="string" calcext:value-type="string">
            <text:p>9.859873853</text:p>
          </table:table-cell>
          <table:table-cell table:style-name="ce13" office:value-type="string" calcext:value-type="string">
            <text:p>9.796878070</text:p>
          </table:table-cell>
          <table:table-cell table:style-name="ce13" office:value-type="string" calcext:value-type="string">
            <text:p>9.7695332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1.005140677" calcext:value-type="float">
            <text:p>1,005140677</text:p>
          </table:table-cell>
          <table:table-cell office:value-type="float" office:value="3.177127545" calcext:value-type="float">
            <text:p>3,177127545</text:p>
          </table:table-cell>
          <table:table-cell office:value-type="float" office:value="3.242071424" calcext:value-type="float">
            <text:p>3,242071424</text:p>
          </table:table-cell>
          <table:table-cell office:value-type="float" office:value="3.262918557" calcext:value-type="float">
            <text:p>3,262918557</text:p>
          </table:table-cell>
          <table:table-cell office:value-type="float" office:value="3.272051435" calcext:value-type="float">
            <text:p>3,2720514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1.005140677" calcext:value-type="float">
            <text:p>1,005140677</text:p>
          </table:table-cell>
          <table:table-cell office:value-type="float" office:value="0.794281886" calcext:value-type="float">
            <text:p>0,794281886</text:p>
          </table:table-cell>
          <table:table-cell office:value-type="float" office:value="0.405258928" calcext:value-type="float">
            <text:p>0,405258928</text:p>
          </table:table-cell>
          <table:table-cell office:value-type="float" office:value="0.271909879" calcext:value-type="float">
            <text:p>0,271909879</text:p>
          </table:table-cell>
          <table:table-cell office:value-type="float" office:value="0.204503214" calcext:value-type="float">
            <text:p>0,204503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 style:data-style-name="N2" text:time-value="20:57:46.795570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2-05T00:38:28.550544612</dc:date>
    <meta:editing-duration>PT3H16M10S</meta:editing-duration>
    <meta:editing-cycles>11</meta:editing-cycles>
    <meta:generator>LibreOffice/5.2.7.2$Linux_X86_64 LibreOffice_project/20m0$Build-2</meta:generator>
    <meta:document-statistic meta:table-count="1" meta:cell-count="119" meta:object-count="0"/>
  </office:meta>
</office:document-meta>
</file>